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.2657in" svg:height="0.7425in" svg:x="1.9945in" svg:y="0.0622in">
            <draw:object draw:notify-on-update-of-ranges="Sheet1.A1:Sheet1.A1 Sheet1.A2:Sheet1.A3 Sheet1.B1:Sheet1.B1 Sheet1.B2:Sheet1.B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Column chart</svg:title>
            <svg:desc>This is a column chart
</svg:desc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lumn One</text:p>
          </table:table-cell>
          <table:table-cell office:value-type="string" calcext:value-type="string">
            <text:p>Column Tw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 style:data-style-name="N2" text:time-value="23:27:08.04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23:21:19.995000000</meta:creation-date>
    <meta:print-date>2024-01-10T23:23:07.120000000</meta:print-date>
    <meta:printed-by>PDF files</meta:printed-by>
    <dc:date>2024-01-10T23:29:05.875000000</dc:date>
    <meta:editing-duration>PT4M32S</meta:editing-duration>
    <meta:editing-cycles>2</meta:editing-cycles>
    <meta:generator>LibreOfficeDev/24.8.0.0.alpha0$Windows_X86_64 LibreOffice_project/b560e1f299024a982fe4e3619aff6d3caf0b6fb7</meta:generator>
    <meta:document-statistic meta:table-count="1" meta:cell-count="6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756cm" svg:height="1.887cm" xlink:href=".." xlink:type="simple" chart:class="chart:bar" chart:style-name="ch1">
        <chart:legend chart:legend-position="end" svg:x="2.128cm" svg:y="0.445cm" style:legend-expansion="high" chart:style-name="ch2"/>
        <chart:plot-area chart:style-name="ch3" table:cell-range-address="Sheet1.A1:Sheet1.B3" chart:data-source-has-labels="row" svg:x="0.115cm" svg:y="0.037cm" svg:width="1.898cm" svg:height="1.813cm">
          <chart:coordinate-region svg:x="1.107cm" svg:y="0.236cm" svg:width="0.906cm" svg:height="0.9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3" chart:label-cell-address="Sheet1.A1:Sheet1.A1" chart:class="chart:bar">
            <chart:data-point chart:repeated="2"/>
          </chart:series>
          <chart:series chart:style-name="ch8" chart:values-cell-range-address="Sheet1.B2:Sheet1.B3" chart:label-cell-address="Sheet1.B1:Sheet1.B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ne</text:p>
                <draw:g>
                  <svg:desc>Sheet1.A1:Sheet1.A1</svg:desc>
                </draw:g>
              </table:table-cell>
              <table:table-cell office:value-type="string">
                <text:p>Column Two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3</svg:desc>
                </draw:g>
              </table:table-cell>
              <table:table-cell office:value-type="float" office:value="400">
                <text:p>400</text:p>
                <draw:g>
                  <svg:desc>Sheet1.B2:Sheet1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Dev/24.8.0.0.alpha0$Windows_X86_64 LibreOffice_project/b560e1f299024a982fe4e3619aff6d3caf0b6fb7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